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14c016" officeooo:paragraph-rsid="0014c016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5pt" officeooo:rsid="0014c016" officeooo:paragraph-rsid="0014c016" style:font-size-asian="13.1000003814697pt" style:font-size-complex="15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118in" fo:min-width="4.9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</text:p>
      <text:p text:style-name="P5">WORKSHOP</text:p>
      <text:p text:style-name="P5">ROOMS</text:p>
      <text:p text:style-name="P3"/>
      <text:p text:style-name="P2"><draw:custom-shape text:anchor-type="paragraph" draw:z-index="1" draw:style-name="gr1" svg:width="5.6913in" svg:height="2.6232in" draw:transform="rotate (-1.57987203890527) translate (4.55486111111111in -0.670138888888889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2T09:32:51.830000000</dc:date>
    <meta:editing-duration>PT19M41S</meta:editing-duration>
    <meta:editing-cycles>9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3" meta:word-count="9" meta:character-count="76" meta:non-whitespace-character-count="68"/>
  </office:meta>
</office:document-meta>
</file>